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.1665in" fo:margin-bottom="0in" loext:contextual-spacing="false" fo:line-height="100%"/>
    </style:style>
    <style:style style:name="P6" style:family="paragraph" style:parent-style-name="Standard">
      <style:paragraph-properties fo:margin-top="0.1665in" fo:margin-bottom="0in" loext:contextual-spacing="false" fo:line-height="100%" fo:text-align="justify" style:justify-single-word="false"/>
    </style:style>
    <style:style style:name="P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 style:list-style-name="WWNum5">
      <style:paragraph-properties fo:margin-left="1in" fo:margin-right="0in" fo:text-indent="-0.25in" style:auto-text-indent="false"/>
    </style:style>
    <style:style style:name="P20" style:family="paragraph" style:parent-style-name="Standard" style:master-page-name="Standard">
      <style:paragraph-properties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 <text:tab/> <text:tab/> <text:tab/></text:p>
      <text:p text:style-name="P1"><text:span text:style-name="T1">F.A.Q.</text:span></text:p>
      <text:p text:style-name="P5"><text:span text:style-name="T1"><text:line-break/></text:span>Vamos analisar o texto compartilhado e analisarmos as seções 2 e 3 somente.</text:p>
      <text:p text:style-name="P6"><text:line-break/><text:span text:style-name="T2">O que é CMM ?</text:span></text:p>
      <text:p text:style-name="P6">CMM, ou Capability Maturity Model é um conjunto de melhores práticas de avaliação de maturidade de software, definindo níveis de maturidade do processo de desenvolvimento de software:</text:p>
      <text:list xml:id="list2547338241" text:style-name="WWNum6">
        <text:list-item>
          <text:p text:style-name="P7">Nível inicial</text:p>
        </text:list-item>
        <text:list-item>
          <text:p text:style-name="P9">Nível repetitivo</text:p>
        </text:list-item>
        <text:list-item>
          <text:p text:style-name="P9">Nível definido</text:p>
        </text:list-item>
        <text:list-item>
          <text:p text:style-name="P9">Nível gerenciado quantitativamente</text:p>
        </text:list-item>
        <text:list-item>
          <text:p text:style-name="P9">Em otimização</text:p>
        </text:list-item>
      </text:list>
      <text:p text:style-name="P6"/>
      <text:p text:style-name="P6"><text:span text:style-name="T2">Quais são as quatro etapas do processo conhecido como teste de produto de software ?</text:span></text:p>
      <text:p text:style-name="P6"/>
      <text:p text:style-name="P6">1- Planejamento de testes:</text:p>
      <text:p text:style-name="P6">2 - Projeto de casos de teste</text:p>
      <text:p text:style-name="P6">3 - Execução de casos de teste</text:p>
      <text:p text:style-name="P6">4 - Relatório de resultados.</text:p>
      <text:p text:style-name="P6"><text:line-break/><text:span text:style-name="T2">Quais são as três fases de testes do processo de teste de produto de software ? Fale um pouco de cada fase.</text:span></text:p>
      <text:list xml:id="list2671426150" text:style-name="WWNum3">
        <text:list-item>
          <text:p text:style-name="P8">de unidade</text:p>
        </text:list-item>
        <text:list-item>
          <text:p text:style-name="P11">de integração</text:p>
        </text:list-item>
        <text:list-item>
          <text:p text:style-name="P11">de sistema</text:p>
        </text:list-item>
      </text:list>
      <text:p text:style-name="P16"><text:line-break/><text:span text:style-name="T2">Para Howden, o teste pode ser classificado de duas maneiras: </text:span><text:span text:style-name="T4">specification-based testing</text:span><text:span text:style-name="T2"> e </text:span><text:span text:style-name="T4">program-based testing</text:span><text:span text:style-name="T2">. Quais as características de cada maneira ?</text:span></text:p>
      <text:p text:style-name="P6"><text:line-break/>No texto, cita-se “a disponibilidade de ferramentas de teste propicia maior qualidade e produtividade para as atividades de teste. Observam-se na literatura esforços da comunidade científica nessa direção”. Quais ferramentas nós conhecemos para este propósito ?</text:p>
      <text:p text:style-name="P5"><text:line-break/></text:p>
      <text:p text:style-name="P5"><text:span text:style-name="T2">5) Para o padrão IEEE número 610.12-1990, qual definição para defeito, engano, erro e falha ?</text:span></text:p>
      <text:p text:style-name="P2"><text:soft-page-break/>defeito (fault) – passo, processo ou definição de dados incorreto, como por exemplo, uma instrução ou comando incorreto; engano (mistake) – ação humana que produz um resultado incorreto, com por exemplo, uma ação incorreta tomada pelo programador; erro (error) – diferença entre o valor obtido e o valor esperado, ou seja, qualquer estado intermediário incorreto ou resultado inesperado na execução do programa constitui um erro; e falha</text:p>
      <text:p text:style-name="P2">(failure) – produção de uma saída incorreta com relação à especificação. Neste texto, os termos engano, defeito e erro serão referenciados como erro (causa) e o termo falha (conseqüência) a um comportamento incorreto do programa</text:p>
      <text:p text:style-name="Standard"/>
      <text:p text:style-name="Standard"><text:span text:style-name="T2">6) Qual ou quais ferramentas eu conheço, ou ouvi falar e não aprendi ainda</text:span>.</text:p>
      <text:p text:style-name="P3"/>
      <text:p text:style-name="Standard"><text:span text:style-name="T2">Paula:</text:span></text:p>
      <text:p text:style-name="Standard"><text:s/>Mockito - esta na minha lista de estudo</text:p>
      <text:p text:style-name="P4"/>
      <text:p text:style-name="Standard"><text:span text:style-name="T2">Orlando:</text:span> Está na minha lista de coisas estudar <text:a xlink:type="simple" xlink:href="https://www.sonarsource.com/products/sonarqube/" text:style-name="ListLabel_20_55" text:visited-style-name="ListLabel_20_55"><text:span text:style-name="T5">https://www.sonarsource.com/products/sonarqube/</text:span></text:a> </text:p>
      <text:p text:style-name="Standard"/>
      <text:p text:style-name="Standard"><text:span text:style-name="T2">Leandro:</text:span> Selenium, TestCase, Pytest</text:p>
      <text:p text:style-name="Standard"/>
      <text:p text:style-name="Standard"><text:span text:style-name="T2">Jamile:</text:span></text:p>
      <text:p text:style-name="P17">- Lista de estudo: Jenkins, Cypress, Cucumber</text:p>
      <text:p text:style-name="P17">- Conheço ou ouvi falar:Sonar</text:p>
      <text:p text:style-name="Standard"/>
      <text:p text:style-name="Standard"><text:span text:style-name="T2">Gustavo:</text:span> </text:p>
      <text:list xml:id="list2852114915" text:style-name="WWNum2">
        <text:list-item>
          <text:p text:style-name="P13"><text:a xlink:type="simple" xlink:href="https://playwright.dev/" text:style-name="ListLabel_20_55" text:visited-style-name="ListLabel_20_55"><text:span text:style-name="T5">https://playwright.dev/</text:span></text:a></text:p>
        </text:list-item>
        <text:list-item>
          <text:p text:style-name="P13"><text:a xlink:type="simple" xlink:href="https://ballerina.io/" text:style-name="ListLabel_20_55" text:visited-style-name="ListLabel_20_55"><text:span text:style-name="T5">https://ballerina.io/</text:span></text:a> </text:p>
        </text:list-item>
      </text:list>
      <text:p text:style-name="Standard"/>
      <text:p text:style-name="Standard"><text:span text:style-name="T2">Karen: </text:span></text:p>
      <text:list xml:id="list3546770841" text:style-name="WWNum4">
        <text:list-item>
          <text:p text:style-name="P14">Em estudo: Jenkins</text:p>
        </text:list-item>
      </text:list>
      <text:p text:style-name="Standard"/>
      <text:p text:style-name="Standard"><text:span text:style-name="T2">Joziane</text:span>:<text:line-break/> ouvi falar Cypress, Selenium, robot</text:p>
      <text:p text:style-name="Standard">Estudos: browserstack, Saucelabs</text:p>
      <text:p text:style-name="Standard"/>
      <text:p text:style-name="Standard"><text:soft-page-break/><text:span text:style-name="T2">Mateus:</text:span></text:p>
      <text:list xml:id="list1951695864" text:style-name="WWNum1">
        <text:list-item>
          <text:p text:style-name="P15">Cypress</text:p>
        </text:list-item>
      </text:list>
      <text:p text:style-name="P3"/>
      <text:p text:style-name="Standard"><text:span text:style-name="T2">Wendell:</text:span></text:p>
      <text:p text:style-name="P18">Ouvi falar: Cypress, Selenium</text:p>
      <text:p text:style-name="P18"><text:span text:style-name="T2">Ariel</text:span>:</text:p>
      <text:list xml:id="list3107156404" text:style-name="WWNum5">
        <text:list-item>
          <text:p text:style-name="P19">Já ouvi falar: Jenkins, Cucumber</text:p>
        </text:list-item>
      </text:list>
      <text:p text:style-name="Standard"/>
      <text:p text:style-name="Standard"/>
      <text:p text:style-name="Standard"/>
      <text:p text:style-name="Standard"><text:span text:style-name="T2">João Victor:</text:span> Pretendo estudar - Jenkins<text:line-break/><text:line-break/><text:span text:style-name="T2">Fernando:</text:span> Não tenho conhecimento prévio em nenhuma, porém pretendo estudar Seleni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403" meta:character-count="2615" meta:non-whitespace-character-count="2246"/>
    <meta:generator>LibreOfficeDev/6.0.5.2$Linux_X86_64 LibreOffice_project/</meta:generator>
  </office:meta>
</office:document-meta>
</file>